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3AF000002122AD8C771.png" manifest:media-type="image/png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159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2.158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7.700000762939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0pt" fo:font-style="normal" style:font-size-asian="20pt" style:font-style-asian="italic" style:font-size-complex="20pt" style:font-style-complex="italic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3">Top-down – </text:span><text:span text:style-name="T4">General statements reduce to certain conclusions.</text:span></text:p>
                  </text:list-item>
                </text:list>
              </text:list-item>
              <text:list-item>
                <text:p><text:span text:style-name="T4">Inductive Reasoning:</text:span></text:p>
                <text:list>
                  <text:list-item>
                    <text:p><text:span text:style-name="T3">Bottom-up – </text:span><text:span text:style-name="T4">Finding evidence for the truth of the conclusion.</text:span></text:p>
                  </text:list-item>
                </text:list>
              </text:list-item>
              <text:list-item>
                <text:p><text:span text:style-name="T4">Abductive Reasoning:</text:span></text:p>
                <text:list>
                  <text:list-item>
                    <text:p><text:span text:style-name="T4">Hypothesis testing.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3">Modus Ponens:</text:span><text:span text:style-name="T4"><text:line-break/></text:span><text:span text:style-name="T4"> <text:s text:c="28"/>P, if P then Q</text:span><text:span text:style-name="T4"><text:line-break/></text:span><text:span text:style-name="T4"> <text:s text:c="28"/>-----------------</text:span><text:span text:style-name="T4"><text:line-break/></text:span><text:span text:style-name="T4"> <text:s text:c="35"/>Q</text:span></text:p>
              </text:list-item>
              <text:list-item>
                <text:p text:style-name="P1"><text:span text:style-name="T4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3">frame of discernment</text:span><text:span text:style-name="T4">. A </text:span><text:span text:style-name="T3">Basic belief assignment </text:span><text:span text:style-name="T4">over X is a function </text:span><text:span text:style-name="T3">m </text:span><text:span text:style-name="T4">from the powerset of X to [0,1]</text:span></text:p>
                <text:list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4">Such that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3">Belief </text:span><text:span text:style-name="T4">and Plausibility</text:span><text:span text:style-name="T3"> </text:span><text:span text:style-name="T4">are lower and upper bounds on the probability of a subset of X.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3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3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3">joint mass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5">Where</text:span><text:span text:style-name="T3"> </text:span></text:p>
                  </text:list-item>
                </text:list>
              </text:list-item>
              <text:list-item>
                <text:p><text:span text:style-name="T5">Can result in counter-intuitive results, however.</text:span></text:p>
                <text:list>
                  <text:list-item>
                    <text:p><text:span text:style-name="T5">All conflict is attributed to the empty set.</text:span></text:p>
                  </text:list-item>
                </text:list>
              </text:list-item>
              <text:list-item>
                <text:p><text:span text:style-name="T5">Can be used to fuse belief constraints. However it is only an approximate fusion operation for other cases, for example cumulative or additive fusion.</text:span></text:p>
              </text:list-item>
            </text:list>
          </draw:text-box>
        </draw:frame>
        <draw:frame draw:style-name="gr2" draw:text-style-name="P3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Recently emergent probabilistic logic.</text:span></text:p>
              </text:list-item>
              <text:list-item>
                <text:p><text:span text:style-name="T2">Flexible – can be used to model many situations</text:span></text:p>
                <text:list>
                  <text:list-item>
                    <text:p><text:span text:style-name="T2">Bayesian networks</text:span></text:p>
                  </text:list-item>
                  <text:list-item>
                    <text:p><text:span text:style-name="T2">Multi-agent decision making</text:span></text:p>
                  </text:list-item>
                  <text:list-item>
                    <text:p><text:span text:style-name="T2">Transitive trust networks</text:span></text:p>
                  </text:list-item>
                </text:list>
              </text:list-item>
              <text:list-item>
                <text:p><text:span text:style-name="T2">Still under active development.</text:span></text:p>
                <text:list>
                  <text:list-item>
                    <text:p><text:span text:style-name="T2">Papers published as recent as 2013 introducing new operators.</text:span></text:p>
                  </text:list-item>
                </text:list>
              </text:list-item>
              <text:list-item>
                <text:p><text:span text:style-name="T2">Allows for reasoning under uncertainty.</text:span></text:p>
                <text:list>
                  <text:list-item>
                    <text:p><text:span text:style-name="T2">All operators take into account uncertainty.</text:span></text:p>
                  </text:list-item>
                </text:list>
              </text:list-item>
              <text:list-item>
                <text:p><text:span text:style-name="T2">Handles belief combination in a more intuitive manner.</text:span></text:p>
                <text:list>
                  <text:list-item>
                    <text:p><text:span text:style-name="T2">Operators for cumulative fusion, averaging fusion, and consensus.</text:span></text:p>
                  </text:list-item>
                  <text:list-item>
                    <text:p><text:span text:style-name="T2">Different operators for different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3">reduced powerset</text:span><text:span text:style-name="T4"> of a frame X.</text:span></text:p>
                <text:p><text:span text:style-name="T4"/></text:p>
                <text:p><text:span text:style-name="T4"/></text:p>
              </text:list-item>
              <text:list-item>
                <text:p><text:span text:style-name="T3">Focal elements</text:span><text:span text:style-name="T4">: items in the reduced powerset with non-zero belief.</text:span></text:p>
              </text:list-item>
              <text:list-item>
                <text:p><text:span text:style-name="T4">Uncertainty:</text:span></text:p>
              </text:list-item>
              <text:list-item>
                <text:p><text:span text:style-name="T4">Can be mapped to and from belief mass assignments from DS-Theory</text:span></text:p>
              </text:list-item>
            </text:list>
          </draw:text-box>
        </draw:frame>
        <draw:frame draw:style-name="gr3" draw:text-style-name="P3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text-style-name="P3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3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3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3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6">Subjective Logic</text:span></text:p>
              </table:table-cell>
              <table:table-cell table:style-name="ce2">
                <text:p text:style-name="P3"><text:span text:style-name="T6">DS-Theory</text:span></text:p>
              </table:table-cell>
            </table:table-row>
            <table:table-row table:style-name="ro1" table:default-cell-style-name="ce3">
              <table:table-cell/>
              <table:table-cell/>
            </table:table-row>
            <table:table-row table:style-name="ro2">
              <table:table-cell table:style-name="ce4">
                <text:p text:style-name="P3"><text:span text:style-name="T7">u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3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3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 (atomicity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Belief assigned to individual elements of the frame, prior to any evidence.</text:span></text:p>
              </text:list-item>
              <text:list-item>
                <text:p text:style-name="P2"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.948cm" svg:height="0.517cm" svg:x="3.64cm" svg:y="8.3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3" draw:layer="layout" svg:width="2.103cm" svg:height="0.509cm" svg:x="3.556cm" svg:y="9.4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3" draw:layer="layout" svg:width="2.01cm" svg:height="0.509cm" svg:x="3.578cm" svg:y="10.7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3" draw:layer="layout" svg:width="2.289cm" svg:height="0.567cm" svg:x="3.556cm" svg:y="13.9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3" draw:layer="layout" svg:width="4.91cm" svg:height="0.896cm" svg:x="8.636cm" svg:y="13.8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3" draw:layer="layout" svg:width="3.598cm" svg:height="1.147cm" svg:x="3.768cm" svg:y="16.2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6">Binomial Opinions:</text:span><text:span text:style-name="T2"> opinions over a binary frame of discernment. Equivalent to </text:span><text:span text:style-name="T3">beta distributions</text:span><text:span text:style-name="T4">.</text:span></text:p>
                  </text:list-item>
                  <text:list-item>
                    <text:p><text:span text:style-name="T8">Multinomial Opinions:</text:span><text:span text:style-name="T4"> opinions over N-ary frames. Generalization of binomial opinions. Equivalent to </text:span><text:span text:style-name="T3">dirichlet distributions.</text:span></text:p>
                  </text:list-item>
                  <text:list-item>
                    <text:p><text:span text:style-name="T8">Hyper Opinions:</text:span><text:span text:style-name="T4"> opinions over the powerset of a frame. Generalization of multinomial opinions. Equivalent to </text:span><text:span text:style-name="T3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711cm" svg:x="1.983cm" svg:y="12.8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3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3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3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 Cont’d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ach opinion maps to a probability distribution.</text:span></text:p>
                <text:list>
                  <text:list-item>
                    <text:p><text:span text:style-name="T2">Binomial =&gt; Beta</text:span></text:p>
                  </text:list-item>
                  <text:list-item>
                    <text:p><text:span text:style-name="T2">Multinomial =&gt; Dirichlet</text:span></text:p>
                  </text:list-item>
                  <text:list-item>
                    <text:p><text:span text:style-name="T2">Hyper =&gt; Hyper Dirichlet</text:span></text:p>
                  </text:list-item>
                </text:list>
              </text:list-item>
              <text:list-item>
                <text:p><text:span text:style-name="T2">Makes opinions suitable for evidence based reasoning.</text:span></text:p>
                <text:list>
                  <text:list-item>
                    <text:p><text:span text:style-name="T2">Beta = Conjugate prior to Binomial distribution</text:span></text:p>
                  </text:list-item>
                  <text:list-item>
                    <text:p><text:span text:style-name="T2">Dirichlet =&gt; Multinomial distribution</text:span></text:p>
                  </text:list-item>
                </text:list>
              </text:list-item>
              <text:list-item>
                <text:p><text:span text:style-name="T2">Can update opinions using Bayes' rule when faced with new evidence.</text:span></text:p>
                <text:list>
                  <text:list-item>
                    <text:p><text:span text:style-name="T2">Prior opinion + binomial/multinomial distribution (new evidence) = Posterior opinion</text:span></text:p>
                  </text:list-item>
                </text:list>
              </text:list-item>
              <text:list-item>
                <text:p><text:span text:style-name="T2">Using operators of Subjective Logic, we can combine opinions.</text:span></text:p>
                <text:list>
                  <text:list-item>
                    <text:p><text:span text:style-name="T2">Provide good approximations to expensive analytic calculations over Beta/Dirichlet distribu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3">base rate</text:span><text:span text:style-name="T4"> probability of x being true.</text:span></text:p>
                    <text:list>
                      <text:list-item>
                        <text:p><text:span text:style-name="T4"/></text:p>
                      </text:list-item>
                      <text:list-item>
                        <text:p><text:span text:style-name="T4"/></text:p>
                      </text:list-item>
                    </text:list>
                  </text:list-item>
                  <text:list-item>
                    <text:p><text:span text:style-name="T4">Probability expectation:</text:span></text:p>
                    <text:list>
                      <text:list-item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3" draw:layer="layout" svg:width="2.448cm" svg:height="0.531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3.379cm" svg:height="0.557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3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2" draw:text-style-name="P3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8.636cm" svg:y="12.19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4" table:default-cell-style-name="ce3">
              <table:table-cell/>
              <table:table-cell/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1.397cm" svg:height="1.003cm" svg:x="9.525cm" svg:y="13.9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3" draw:layer="layout" svg:width="1.414cm" svg:height="1.003cm" svg:x="9.652cm" svg:y="15.25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3" draw:layer="layout" svg:width="1.339cm" svg:height="0.47cm" svg:x="13.372cm" svg:y="14.2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text-style-name="P3" draw:layer="layout" svg:width="1.36cm" svg:height="0.47cm" svg:x="13.208cm" svg:y="15.49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2.686cm" svg:y="12.24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2" draw:text-style-name="P3" draw:layer="layout" svg:width="2.513cm" svg:height="1.042cm" svg:x="3.584cm" svg:y="12.4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text-style-name="P3" draw:layer="layout" svg:width="2.534cm" svg:height="1.042cm" svg:x="3.557cm" svg:y="13.94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text-style-name="P3" draw:layer="layout" svg:width="2.505cm" svg:height="1.042cm" svg:x="3.557cm" svg:y="15.2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3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3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Multinomials can be mapped to and from </text:span><text:span text:style-name="T3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3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3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3"/>
            </table:table-row>
            <table:table-row table:style-name="ro8"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4" draw:text-style-name="P3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3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4.316cm" svg:x="9.422cm" svg:y="14.22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9" table:default-cell-style-name="ce3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3" draw:layer="layout" svg:width="2.767cm" svg:height="1.075cm" svg:x="9.933cm" svg:y="16.9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3" draw:layer="layout" svg:width="2.603cm" svg:height="0.542cm" svg:x="17.018cm" svg:y="17.2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 text:style-name="P2"><text:span text:style-name="T2">Generalization of multinomial opinions, and thus also a generalization of b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  <text:list-item>
                    <text:p><text:span text:style-name="T2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NxN multinomial multiplication</text:span></text:p>
                  </text:list-item>
                  <text:list-item>
                    <text:p><text:span text:style-name="T2">Anything involving hyper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3">static typing</text:span></text:p>
              </text:list-item>
              <text:list-item>
                <text:p><text:span text:style-name="T4">Example programming languages:</text:span></text:p>
                <text:list>
                  <text:list-item>
                    <text:p><text:span text:style-name="T4">C++</text:span></text:p>
                  </text:list-item>
                  <text:list-item>
                    <text:p><text:span text:style-name="T4">Haskell</text:span></text:p>
                  </text:list-item>
                  <text:list-item>
                    <text:p><text:span text:style-name="T4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3"><text:span text:style-name="T6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</text:list>
              </text:list-item>
              <text:list-item>
                <text:p><text:span text:style-name="T2">Similar to </text:span><text:span text:style-name="T3">parser-combinator</text:span><text:span text:style-name="T2"> libraries</text:span></text:p>
                <text:list>
                  <text:list-item>
                    <text:p><text:span text:style-name="T2">X-Saiga (Haskell)</text:span></text:p>
                  </text:list-item>
                  <text:list-item>
                    <text:p><text:span text:style-name="T2">Parsec (Haskell)</text:span></text:p>
                  </text:list-item>
                  <text:list-item>
                    <text:p><text:span text:style-name="T2">Spirit (C+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3">Haskell </text:span><text:span text:style-name="T4">programming language.</text:span></text:p>
              </text:list-item>
              <text:list-item>
                <text:p><text:span text:style-name="T4">Haskell is</text:span></text:p>
                <text:list>
                  <text:list-item>
                    <text:p><text:span text:style-name="T4">Strongly, statically typed</text:span></text:p>
                    <text:list>
                      <text:list-item>
                        <text:p><text:span text:style-name="T4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4">Purely functional</text:span></text:p>
                    <text:list>
                      <text:list-item>
                        <text:p><text:span text:style-name="T4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4">Lazy</text:span></text:p>
                    <text:list>
                      <text:list-item>
                        <text:p><text:span text:style-name="T4">Only computes what’s required.</text:span></text:p>
                      </text:list-item>
                    </text:list>
                  </text:list-item>
                  <text:list-item>
                    <text:p><text:span text:style-name="T4">General Pur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Mathematical objects from </text:span><text:span text:style-name="T3">Category Theory</text:span></text:p>
              </text:list-item>
              <text:list-item>
                <text:p><text:span text:style-name="T2">Used frequently in purely functional programming to model</text:span></text:p>
                <text:list>
                  <text:list-item>
                    <text:p><text:span text:style-name="T2">Stateful/parallel computation</text:span></text:p>
                  </text:list-item>
                  <text:list-item>
                    <text:p><text:span text:style-name="T2">Optional values</text:span></text:p>
                  </text:list-item>
                  <text:list-item>
                    <text:p><text:span text:style-name="T2">Error propagation</text:span></text:p>
                  </text:list-item>
                </text:list>
              </text:list-item>
              <text:list-item>
                <text:p><text:span text:style-name="T2">Haskell makes it very easy to program using monad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A generic type M&lt;T&gt; is a monad if the following operations exist</text:span></text:p>
                <text:list>
                  <text:list-item>
                    <text:p><text:span text:style-name="T2">A method to construct an M&lt;T&gt; from a T </text:span></text:p>
                    <text:list>
                      <text:list-item>
                        <text:p><text:span text:style-name="T2">(unit)</text:span></text:p>
                      </text:list-item>
                    </text:list>
                  </text:list-item>
                  <text:list-item>
                    <text:p><text:span text:style-name="T2">A method of chaining. Given a function from T to M&lt;U&gt;, apply it to the object to receive a new object of type M&lt;U&gt; </text:span></text:p>
                    <text:list>
                      <text:list-item>
                        <text:p><text:span text:style-name="T2">(bin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...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From C#: LINQ</text:span></text:p>
              </text:list-item>
              <text:list-item>
                <text:p><text:span text:style-name="T2">From Haskell: Maybe, List, IO, 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April 30</text:span></text:p>
                <text:list>
                  <text:list-item>
                    <text:p><text:span text:style-name="T2">All operators implemented.</text:span></text:p>
                  </text:list-item>
                  <text:list-item>
                    <text:p><text:span text:style-name="T2">Work begun on thesis document.</text:span></text:p>
                  </text:list-item>
                </text:list>
              </text:list-item>
              <text:list-item>
                <text:p><text:span text:style-name="T2">May 31</text:span></text:p>
                <text:list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2AD8C771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19T13:10:24.392481806</dc:date>
    <meta:editing-duration>P4DT14H14M22S</meta:editing-duration>
    <meta:editing-cycles>162</meta:editing-cycles>
    <meta:generator>LibreOffice/4.2.3.3$Linux_x86 LibreOffice_project/420m0$Build-3</meta:generator>
    <meta:document-statistic meta:object-count="237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row>
        <mi>r</mi>
        <mo stretchy="false">=</mo>
        <mi>b</mi>
      </mrow>
      <mi mathvariant="normal">∞</mi>
    </mrow>
    <annotation encoding="StarMath 5.0">r = b infinity</annotation>
  </semantics>
</math>
</file>

<file path=Object 35/content.xml><?xml version="1.0" encoding="utf-8"?>
<math xmlns="http://www.w3.org/1998/Math/MathML" display="block">
  <semantics>
    <mrow>
      <mrow>
        <mi>s</mi>
        <mo stretchy="false">=</mo>
        <mi>d</mi>
      </mrow>
      <mi mathvariant="normal">∞</mi>
    </mrow>
    <annotation encoding="StarMath 5.0">s =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H ) = 1/2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 R(X) 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row>
              <mi>R</mi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 R(X) }( x_i ) = sum from{ x_j in X, x_j subseteq x_i } a_{ R(X) }( x_j )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( x_i / x_j ) = {a(x_i intersection x_j)} over {a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= b( x_i ) infinity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